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Heading_20_1">
      <style:text-properties officeooo:rsid="012fb33f"/>
    </style:style>
    <style:style style:name="P278" style:family="paragraph" style:parent-style-name="Text_20_body">
      <style:text-properties officeooo:rsid="012fb33f" officeooo:paragraph-rsid="012fb33f"/>
    </style:style>
    <style:style style:name="P279" style:family="paragraph" style:parent-style-name="Text_20_body">
      <style:text-properties officeooo:rsid="01337880" officeooo:paragraph-rsid="01337880"/>
    </style:style>
    <style:style style:name="P280" style:family="paragraph" style:parent-style-name="Text_20_body">
      <style:text-properties officeooo:rsid="01337c0a" officeooo:paragraph-rsid="01337c0a"/>
    </style:style>
    <style:style style:name="P281" style:family="paragraph" style:parent-style-name="Text_20_body">
      <style:text-properties officeooo:rsid="0134fd14" officeooo:paragraph-rsid="0134fd14"/>
    </style:style>
    <style:style style:name="P282" style:family="paragraph" style:parent-style-name="Text_20_body">
      <style:text-properties officeooo:rsid="0139d601" officeooo:paragraph-rsid="0139d601"/>
    </style:style>
    <style:style style:name="P283" style:family="paragraph" style:parent-style-name="Text_20_body">
      <style:text-properties officeooo:rsid="013b8acd" officeooo:paragraph-rsid="013b8acd"/>
    </style:style>
    <style:style style:name="P284" style:family="paragraph" style:parent-style-name="Heading_20_1">
      <style:text-properties officeooo:rsid="013d9d34"/>
    </style:style>
    <style:style style:name="P285" style:family="paragraph" style:parent-style-name="Text_20_body">
      <style:text-properties officeooo:rsid="013d9d34" officeooo:paragraph-rsid="013d9d34"/>
    </style:style>
    <style:style style:name="P286" style:family="paragraph" style:parent-style-name="Text_20_body">
      <style:text-properties officeooo:rsid="013faca1" officeooo:paragraph-rsid="013faca1"/>
    </style:style>
    <style:style style:name="P287" style:family="paragraph" style:parent-style-name="Text_20_body">
      <style:text-properties officeooo:paragraph-rsid="013faca1"/>
    </style:style>
    <style:style style:name="P288" style:family="paragraph" style:parent-style-name="Text_20_body">
      <style:text-properties officeooo:rsid="013fbed9" officeooo:paragraph-rsid="013fbed9"/>
    </style:style>
    <style:style style:name="P289" style:family="paragraph" style:parent-style-name="Text_20_body">
      <style:text-properties fo:font-style="normal" officeooo:rsid="0141ffa4" officeooo:paragraph-rsid="0141ffa4" style:font-style-asian="normal" style:font-style-complex="normal"/>
    </style:style>
    <style:style style:name="P290" style:family="paragraph" style:parent-style-name="Text_20_body">
      <style:text-properties officeooo:paragraph-rsid="014314ec"/>
    </style:style>
    <style:style style:name="P291" style:family="paragraph" style:parent-style-name="Text_20_body">
      <style:text-properties officeooo:rsid="014314ec" officeooo:paragraph-rsid="014314ec"/>
    </style:style>
    <style:style style:name="P292" style:family="paragraph" style:parent-style-name="Text_20_body">
      <style:text-properties officeooo:rsid="01438dc0" officeooo:paragraph-rsid="01438dc0"/>
    </style:style>
    <style:style style:name="P293" style:family="paragraph" style:parent-style-name="Text_20_body">
      <style:text-properties officeooo:rsid="01460c7a" officeooo:paragraph-rsid="01460c7a"/>
    </style:style>
    <style:style style:name="P294" style:family="paragraph" style:parent-style-name="Text_20_body">
      <style:text-properties officeooo:rsid="0147d6df" officeooo:paragraph-rsid="0147d6df"/>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49762605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11118964240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9197992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011118964240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9197992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6">☐ Manual TopLevel XML comments? Check during main Themes loop</text:p>
      <text:p text:style-name="P276">☐ <text:span text:style-name="T187">Enable themes loop</text:span></text:p>
      <text:h text:style-name="P277" text:outline-level="1"><text:bookmark-start text:name="__RefHeading___Toc2798_3497425744"/>2025-May-19<text:tab/>ConfigUpdater<text:bookmark-end text:name="__RefHeading___Toc2798_3497425744"/></text:h>
      <text:p text:style-name="P278">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79">Start populating the top of _updateLangs() to read the documents and get the &lt;Languages&gt; element from both; next, do the if-isIntermediateSorted … which will mean I need the _sortLanguagesByName, similar to _sortLexerTypesByName(). <text:s/></text:p>
      <text:p text:style-name="P280">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1">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2">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3">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4" text:outline-level="1"><text:bookmark-start text:name="__RefHeading___Toc2859_379106973"/>2025-May-20<text:tab/>ConfigUpdater Plugin<text:bookmark-end text:name="__RefHeading___Toc2859_379106973"/></text:h>
      <text:p text:style-name="P285">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6">Do the post-sort. <text:s/>Do the final save.</text:p>
      <text:p text:style-name="CommitMessage">ConfigUpdater: sort the languages and save the results. → 9b6f9c0</text:p>
      <text:p text:style-name="P287"><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8"><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89">Took a while to figure out how to get it to return a value: had to send the message wParam=szLen+1, not just szLen; I don’t think that’s the normal behavior on such interfaces, but maybe it is.</text:p>
      <text:p text:style-name="P290"><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1">In the populateNppDirs, save the original plugin\config (since that’s where I’ll want to put the logger)</text:p>
      <text:p text:style-name="P292">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3">And, when I implement that, I was able to make it work after a bit of debug.</text:p>
      <text:p text:style-name="CommitMessage">ConfigUpdater: switch consoleWrite() to use HANDLE, so it’s a read-only/monitoring file, so hopefully won’t be “dirty” when I try to close N++ → 7c97d09</text:p>
      <text:p text:style-name="P294">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20T16:01:09.011577200</dc:date>
    <meta:editing-duration>P7DT1M1S</meta:editing-duration>
    <meta:editing-cycles>323</meta:editing-cycles>
    <meta:generator>LibreOffice/25.2.2.2$Windows_X86_64 LibreOffice_project/7370d4be9e3cf6031a51beef54ff3bda878e3fac</meta:generator>
    <meta:document-statistic meta:table-count="1" meta:image-count="3" meta:object-count="0" meta:page-count="44" meta:paragraph-count="661" meta:word-count="14429" meta:character-count="89401" meta:non-whitespace-character-count="7483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